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96d4"/>
    </style:style>
  </office:automatic-styles>
  <office:body>
    <office:drawing>
      <draw:page draw:name="page1" draw:style-name="dp1" draw:master-page-name="Default">
        <draw:g>
          <draw:glue-point draw:id="4" svg:x="-0.126cm" svg:y="-5cm"/>
          <draw:glue-point draw:id="5" svg:x="-0.253cm" svg:y="5cm"/>
          <draw:glue-point draw:id="6" svg:x="-5cm" svg:y="-1.439cm"/>
          <draw:glue-point draw:id="7" svg:x="-5cm" svg:y="1.433cm"/>
          <draw:glue-point draw:id="8" svg:x="-5cm" svg:y="-0.002cm"/>
          <draw:glue-point draw:id="9" svg:x="5cm" svg:y="-0.286cm"/>
          <draw:glue-point draw:id="10" svg:x="5cm" svg:y="0.399cm"/>
          <draw:glue-point draw:id="11" svg:x="-0.768cm" svg:y="0.015cm"/>
          <draw:polygon draw:style-name="gr1" draw:layer="layout" svg:width="1.127cm" svg:height="2cm" svg:x="0.713cm" svg:y="0cm" svg:viewBox="0 0 1128 2001" draw:points="1035,851 1058,851 1081,897 1104,943 1128,989 1128,1034 1104,1080 1081,1126 1058,1150 1035,1172 989,1172 966,1150 943,1126 920,1103 897,1057 875,1057 828,1057 828,1080 805,1126 276,1126 276,2001 160,2001 0,1839 0,184 184,0 276,0 276,873 782,873 828,919 851,919 875,943 897,919 943,873 966,851 1012,851">
            <text:p/>
          </draw:polygon>
          <draw:polygon draw:style-name="gr1" draw:layer="layout" svg:width="1.127cm" svg:height="2cm" svg:x="0.713cm" svg:y="0cm" svg:viewBox="0 0 1128 2001" draw:points="1035,851 1058,851 1081,897 1104,943 1128,989 1128,1034 1104,1080 1081,1126 1058,1150 1035,1172 989,1172 966,1150 943,1126 920,1103 897,1057 875,1057 828,1057 828,1080 805,1126 276,1126 276,2001 160,2001 0,1839 0,184 184,0 276,0 276,873 782,873 828,919 851,919 875,943 897,919 943,873 966,851 1012,851">
            <text:p/>
          </draw:polygon>
          <draw:polygon draw:style-name="gr2" draw:layer="layout" svg:width="1.127cm" svg:height="2cm" svg:x="0.713cm" svg:y="0cm" svg:viewBox="0 0 1128 2001" draw:points="1035,851 1058,851 1081,897 1104,943 1128,989 1128,1034 1104,1080 1081,1126 1058,1150 1035,1172 989,1172 966,1150 943,1126 920,1103 897,1057 875,1057 828,1057 828,1080 805,1126 276,1126 276,2001 160,2001 0,1839 0,184 184,0 276,0 276,873 782,873 828,919 851,919 875,943 897,919 943,873 966,851 1012,851">
            <text:p/>
          </draw:polygon>
          <draw:polygon draw:style-name="gr3" draw:layer="layout" svg:width="0.713cm" svg:height="1.654cm" svg:x="0cm" svg:y="0.184cm" svg:viewBox="0 0 714 1655" draw:points="714,0 414,0 368,115 345,161 321,229 321,299 299,390 299,528 0,528 0,1102 299,1102 299,1265 321,1401 345,1494 391,1563 437,1655 714,1655">
            <text:p/>
          </draw:polygon>
          <draw:polygon draw:style-name="gr2" draw:layer="layout" svg:width="0.713cm" svg:height="1.654cm" svg:x="0cm" svg:y="0.184cm" svg:viewBox="0 0 714 1655" draw:points="714,0 414,0 368,115 345,161 321,229 321,299 299,390 299,528 0,528 0,1102 299,1102 299,1265 321,1401 345,1494 391,1563 437,1655 714,165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BBFW</dc:title>
    <meta:creation-date>2011-02-07T16:47:55</meta:creation-date>
    <meta:editing-duration>P0D</meta:editing-duration>
    <meta:editing-cycles>1</meta:editing-cycles>
    <meta:document-statistic meta:object-count="6"/>
    <meta:generator>OpenOffice.org/3.3$Linux OpenOffice.org_project/330m20$Build-9567</meta:generator>
  </office:meta>
</office:document-meta>
</file>